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width="0.212cm" svg:stroke-color="#000000" draw:marker-start="" draw:marker-start-width="0.517cm" draw:marker-end-width="0.517cm" draw:fill-color="#505050" draw:textarea-horizontal-align="justify" draw:textarea-vertical-align="middle" draw:auto-grow-height="false" fo:min-height="25.15cm" fo:min-width="19.693cm" fo:padding-top="0.23cm" fo:padding-bottom="0.23cm" fo:padding-left="0.355cm" fo:padding-right="0.355cm"/>
    </style:style>
    <style:style style:name="gr2" style:family="graphic" style:parent-style-name="objectwithoutfill">
      <style:graphic-properties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gr4" style:family="graphic" style:parent-style-name="standard">
      <style:graphic-properties svg:stroke-color="#2b2b2b" draw:marker-start="" svg:stroke-opacity="100%" draw:fill-color="#2b2b2b" draw:textarea-horizontal-align="justify" draw:textarea-vertical-align="middle" draw:auto-grow-height="false" fo:min-height="3.56cm" fo:min-width="9.152cm"/>
      <style:paragraph-properties style:writing-mode="lr-tb"/>
    </style:style>
    <style:style style:name="gr5" style:family="graphic" style:parent-style-name="standard">
      <style:graphic-properties svg:stroke-color="#2b2b2b" draw:fill-color="#2b2b2b" draw:textarea-horizontal-align="justify" draw:textarea-vertical-align="middle" draw:auto-grow-height="false" fo:min-height="2.163cm" fo:min-width="9.152cm"/>
      <style:paragraph-properties style:writing-mode="lr-tb"/>
    </style:style>
    <style:style style:name="gr6" style:family="graphic" style:parent-style-name="standard">
      <style:graphic-properties svg:stroke-color="#8d8d8d" draw:fill-color="#8d8d8d" draw:textarea-horizontal-align="justify" draw:textarea-vertical-align="middle" draw:auto-grow-height="false" fo:min-height="16.387cm" fo:min-width="18.931cm"/>
    </style:style>
    <style:style style:name="gr7" style:family="graphic" style:parent-style-name="standard">
      <style:graphic-properties svg:stroke-color="#000000" draw:fill-color="#3c3c3c" draw:textarea-horizontal-align="justify" draw:textarea-vertical-align="middle" draw:auto-grow-height="false" fo:min-height="1.909cm" fo:min-width="18.715cm"/>
    </style:style>
    <style:style style:name="gr8" style:family="graphic" style:parent-style-name="standard">
      <style:graphic-properties draw:stroke="none" svg:stroke-color="#000000" draw:fill="none" draw:fill-color="#ffffff" fo:min-height="1.57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2.203cm"/>
      <style:paragraph-properties style:writing-mode="lr-tb"/>
    </style:style>
    <style:style style:name="gr10" style:family="graphic" style:parent-style-name="standard">
      <style:graphic-properties svg:stroke-width="0.053cm" svg:stroke-color="#000000" draw:marker-start-width="0.279cm" draw:marker-end-width="0.279cm" draw:fill-color="#3c3c3c" draw:textarea-horizontal-align="justify" draw:textarea-vertical-align="middle" draw:auto-grow-height="false" fo:min-height="1.349cm" fo:min-width="1.442cm" fo:padding-top="0.151cm" fo:padding-bottom="0.151cm" fo:padding-left="0.276cm" fo:padding-right="0.276cm"/>
      <style:paragraph-properties style:writing-mode="lr-tb"/>
    </style:style>
    <style:style style:name="gr11" style:family="graphic" style:parent-style-name="standard">
      <style:graphic-properties svg:stroke-width="0.053cm" svg:stroke-color="#000000" draw:marker-start-width="0.279cm" draw:marker-end-width="0.279cm" draw:fill-color="#3c3c3c" draw:textarea-horizontal-align="justify" draw:textarea-vertical-align="middle" draw:auto-grow-height="false" fo:min-height="1.349cm" fo:min-width="1.123cm" fo:padding-top="0.151cm" fo:padding-bottom="0.151cm" fo:padding-left="0.276cm" fo:padding-right="0.276cm"/>
      <style:paragraph-properties style:writing-mode="lr-tb"/>
    </style:style>
    <style:style style:name="gr12" style:family="graphic" style:parent-style-name="standard">
      <style:graphic-properties svg:stroke-width="0.053cm" svg:stroke-color="#000000" draw:marker-start-width="0.279cm" draw:marker-end-width="0.279cm" draw:fill-color="#3c3c3c" draw:textarea-horizontal-align="justify" draw:textarea-vertical-align="middle" draw:auto-grow-height="false" fo:min-height="1.349cm" fo:min-width="1.391cm" fo:padding-top="0.151cm" fo:padding-bottom="0.151cm" fo:padding-left="0.276cm" fo:padding-right="0.276cm"/>
      <style:paragraph-properties style:writing-mode="lr-tb"/>
    </style:style>
    <style:style style:name="P1" style:family="paragraph">
      <loext:graphic-properties draw:fill-color="#505050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text-properties fo:color="#ffffff" fo:font-size="18pt" fo:font-weight="bold" style:font-size-asian="18pt" style:font-weight-asian="bold" style:font-size-complex="18pt" style:font-weight-complex="bold"/>
    </style:style>
    <style:style style:name="P4" style:family="paragraph">
      <loext:graphic-properties draw:fill="none" draw:fill-color="#ffffff"/>
      <style:text-properties fo:color="#ffffff" fo:font-size="18pt" fo:font-weight="bold" style:font-size-asian="18pt" style:font-weight-asian="bold" style:font-size-complex="18pt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-color="#2b2b2b"/>
      <style:paragraph-properties fo:text-align="center"/>
    </style:style>
    <style:style style:name="P7" style:family="paragraph">
      <loext:graphic-properties draw:fill-color="#8d8d8d"/>
      <style:paragraph-properties fo:text-align="center"/>
    </style:style>
    <style:style style:name="P8" style:family="paragraph">
      <loext:graphic-properties draw:fill-color="#3c3c3c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color="#ffffff" fo:font-size="40pt" style:font-size-asian="40pt" style:font-size-complex="40pt"/>
    </style:style>
    <style:style style:name="P10" style:family="paragraph">
      <loext:graphic-properties draw:fill="none" draw:fill-color="#ffffff"/>
      <style:paragraph-properties style:writing-mode="lr-tb"/>
      <style:text-properties fo:color="#ffffff" fo:font-size="26pt" style:font-size-asian="26pt" style:font-size-complex="26pt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-color="#3c3c3c"/>
      <style:paragraph-properties fo:text-align="center" style:writing-mode="lr-tb"/>
    </style:style>
    <style:style style:name="P13" style:family="paragraph">
      <style:paragraph-properties fo:text-align="center" style:writing-mode="lr-tb"/>
      <style:text-properties fo:letter-spacing="-0.03cm"/>
    </style:style>
    <style:style style:name="P14" style:family="paragraph">
      <loext:graphic-properties draw:fill-color="#3c3c3c"/>
      <style:paragraph-properties fo:text-align="center" style:writing-mode="lr-tb"/>
      <style:text-properties fo:letter-spacing="-0.03cm"/>
    </style:style>
    <style:style style:name="T1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ffffff" fo:font-size="32pt" style:font-size-asian="32pt" style:font-size-complex="32pt"/>
    </style:style>
    <style:style style:name="T6" style:family="text">
      <style:text-properties fo:color="#ffffff" fo:font-size="20pt" style:font-size-asian="20pt" style:font-size-complex="20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15pt" fo:letter-spacing="-0.03cm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193cm" svg:height="25.4cm" svg:x="0.635cm" svg:y="1.2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635cm" svg:y1="2.413cm" svg:x2="20.828cm" svg:y2="2.413cm">
          <text:p/>
        </draw:line>
        <draw:line draw:style-name="gr2" draw:text-style-name="P2" draw:layer="layout" svg:x1="16.256cm" svg:y1="1.27cm" svg:x2="16.256cm" svg:y2="2.413cm">
          <text:p/>
        </draw:line>
        <draw:line draw:style-name="gr2" draw:text-style-name="P2" draw:layer="layout" svg:x1="19.558cm" svg:y1="1.27cm" svg:x2="19.558cm" svg:y2="2.413cm">
          <text:p/>
        </draw:line>
        <draw:line draw:style-name="gr2" draw:text-style-name="P2" draw:layer="layout" svg:x1="17.907cm" svg:y1="1.27cm" svg:x2="17.907cm" svg:y2="2.413cm">
          <text:p/>
        </draw:line>
        <draw:frame draw:style-name="gr3" draw:text-style-name="P4" draw:layer="layout" svg:width="8.128cm" svg:height="0.962cm" svg:x="6.096cm" svg:y="1.397cm">
          <draw:text-box>
            <text:p text:style-name="P3"><text:span text:style-name="T1">Window title</text:span></text:p>
          </draw:text-box>
        </draw:frame>
        <draw:custom-shape draw:style-name="gr4" draw:text-style-name="P6" draw:layer="layout" svg:width="9.652cm" svg:height="3.81cm" svg:x="0.762cm" svg:y="22.733cm">
          <text:p text:style-name="P5"><text:span text:style-name="T2">Clear list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9.652cm" svg:height="3.81cm" svg:x="11.049cm" svg:y="22.733cm">
          <text:p text:style-name="P5"><text:span text:style-name="T3">Ad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9.652cm" svg:height="2.413cm" svg:x="0.762cm" svg:y="20.066cm">
          <text:p text:style-name="P5"><text:span text:style-name="T4">Rem</text:span><text:span text:style-name="T4">ove </text:span><text:span text:style-name="T4">selec</text:span><text:span text:style-name="T4">ted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9.652cm" svg:height="2.413cm" svg:x="11.049cm" svg:y="20.066cm">
          <text:p text:style-name="P5"><text:span text:style-name="T4">Dis</text:span><text:span text:style-name="T4">able </text:span><text:span text:style-name="T4">sele</text:span><text:span text:style-name="T4">cted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9.431cm" svg:height="16.637cm" svg:x="1.016cm" svg:y="3.04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9.215cm" svg:height="2.159cm" svg:x="1.105cm" svg:y="3.2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3.932cm" svg:height="1.826cm" svg:x="1.148cm" svg:y="3.648cm">
          <draw:text-box>
            <text:p><text:span text:style-name="T5">Title</text:span></text:p>
          </draw:text-box>
        </draw:frame>
        <draw:frame draw:style-name="gr9" draw:text-style-name="P10" draw:layer="layout" svg:width="6.256cm" svg:height="2.453cm" svg:x="6.647cm" svg:y="3.77cm">
          <draw:text-box>
            <text:p><text:span text:style-name="T6">Some information</text:span></text:p>
          </draw:text-box>
        </draw:frame>
        <draw:custom-shape draw:style-name="gr10" draw:text-style-name="P12" draw:layer="layout" svg:width="1.994cm" svg:height="1.651cm" svg:x="13.589cm" svg:y="3.521cm">
          <text:p text:style-name="P11"><text:span text:style-name="T7">Enable</text:span></text:p>
          <text:p text:style-name="P11"><text:span text:style-name="T7">Dis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1.675cm" svg:height="1.651cm" svg:x="15.875cm" svg:y="3.521cm">
          <text:p text:style-name="P11"><text:span text:style-name="T7">Edit</text:span></text:p>
          <text:p text:style-name="P11"><text:span text:style-name="T7">but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4" draw:layer="layout" svg:width="1.943cm" svg:height="1.651cm" svg:x="17.996cm" svg:y="3.521cm">
          <text:p text:style-name="P13"><text:span text:style-name="T8">Remo</text:span><text:span text:style-name="T8">ve</text:span></text:p>
          <text:p text:style-name="P13"><text:span text:style-name="T8">but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19.215cm" svg:height="2.159cm" svg:x="1.105cm" svg:y="5.8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3.932cm" svg:height="1.826cm" svg:x="1.148cm" svg:y="6.223cm">
          <draw:text-box>
            <text:p><text:span text:style-name="T5">Title</text:span></text:p>
          </draw:text-box>
        </draw:frame>
        <draw:frame draw:style-name="gr9" draw:text-style-name="P10" draw:layer="layout" svg:width="6.256cm" svg:height="2.453cm" svg:x="6.647cm" svg:y="6.345cm">
          <draw:text-box>
            <text:p><text:span text:style-name="T6">Some </text:span><text:span text:style-name="T6">informatio</text:span><text:span text:style-name="T6">n</text:span></text:p>
          </draw:text-box>
        </draw:frame>
        <draw:custom-shape draw:style-name="gr10" draw:text-style-name="P12" draw:layer="layout" svg:width="1.994cm" svg:height="1.651cm" svg:x="13.589cm" svg:y="6.096cm">
          <text:p text:style-name="P11"><text:span text:style-name="T7">Enable</text:span></text:p>
          <text:p text:style-name="P11"><text:span text:style-name="T7">Dis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1.675cm" svg:height="1.651cm" svg:x="15.875cm" svg:y="6.096cm">
          <text:p text:style-name="P11"><text:span text:style-name="T7">Edit</text:span></text:p>
          <text:p text:style-name="P11"><text:span text:style-name="T7">but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4" draw:layer="layout" svg:width="1.943cm" svg:height="1.651cm" svg:x="17.996cm" svg:y="6.096cm">
          <text:p text:style-name="P13"><text:span text:style-name="T8">Remove</text:span></text:p>
          <text:p text:style-name="P13"><text:span text:style-name="T8">but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19.215cm" svg:height="2.159cm" svg:x="1.105cm" svg:y="8.3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3.932cm" svg:height="1.826cm" svg:x="1.148cm" svg:y="8.693cm">
          <draw:text-box>
            <text:p><text:span text:style-name="T5">Title</text:span></text:p>
          </draw:text-box>
        </draw:frame>
        <draw:frame draw:style-name="gr9" draw:text-style-name="P10" draw:layer="layout" svg:width="6.256cm" svg:height="2.453cm" svg:x="6.647cm" svg:y="8.815cm">
          <draw:text-box>
            <text:p><text:span text:style-name="T6">Some information</text:span></text:p>
          </draw:text-box>
        </draw:frame>
        <draw:custom-shape draw:style-name="gr10" draw:text-style-name="P12" draw:layer="layout" svg:width="1.994cm" svg:height="1.651cm" svg:x="13.589cm" svg:y="8.566cm">
          <text:p text:style-name="P11"><text:span text:style-name="T7">Enable</text:span></text:p>
          <text:p text:style-name="P11"><text:span text:style-name="T7">Dis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1.675cm" svg:height="1.651cm" svg:x="15.875cm" svg:y="8.566cm">
          <text:p text:style-name="P11"><text:span text:style-name="T7">Edit</text:span></text:p>
          <text:p text:style-name="P11"><text:span text:style-name="T7">but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4" draw:layer="layout" svg:width="1.943cm" svg:height="1.651cm" svg:x="17.996cm" svg:y="8.566cm">
          <text:p text:style-name="P13"><text:span text:style-name="T8">Remove</text:span></text:p>
          <text:p text:style-name="P13"><text:span text:style-name="T8">but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19.215cm" svg:height="2.159cm" svg:x="1.105cm" svg:y="10.8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3.932cm" svg:height="1.826cm" svg:x="1.148cm" svg:y="11.268cm">
          <draw:text-box>
            <text:p><text:span text:style-name="T5">Title</text:span></text:p>
          </draw:text-box>
        </draw:frame>
        <draw:frame draw:style-name="gr9" draw:text-style-name="P10" draw:layer="layout" svg:width="6.256cm" svg:height="2.453cm" svg:x="6.647cm" svg:y="11.39cm">
          <draw:text-box>
            <text:p><text:span text:style-name="T6">Some information</text:span></text:p>
          </draw:text-box>
        </draw:frame>
        <draw:custom-shape draw:style-name="gr10" draw:text-style-name="P12" draw:layer="layout" svg:width="1.994cm" svg:height="1.651cm" svg:x="13.589cm" svg:y="11.141cm">
          <text:p text:style-name="P11"><text:span text:style-name="T7">Enable</text:span></text:p>
          <text:p text:style-name="P11"><text:span text:style-name="T7">Dis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1.675cm" svg:height="1.651cm" svg:x="15.875cm" svg:y="11.141cm">
          <text:p text:style-name="P11"><text:span text:style-name="T7">Edit</text:span></text:p>
          <text:p text:style-name="P11"><text:span text:style-name="T7">but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4" draw:layer="layout" svg:width="1.943cm" svg:height="1.651cm" svg:x="17.996cm" svg:y="11.141cm">
          <text:p text:style-name="P13"><text:span text:style-name="T8">Remove</text:span></text:p>
          <text:p text:style-name="P13"><text:span text:style-name="T8">but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19.215cm" svg:height="2.159cm" svg:x="1.105cm" svg:y="13.4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3.932cm" svg:height="1.826cm" svg:x="1.148cm" svg:y="13.843cm">
          <draw:text-box>
            <text:p><text:span text:style-name="T5">Title</text:span></text:p>
          </draw:text-box>
        </draw:frame>
        <draw:frame draw:style-name="gr9" draw:text-style-name="P10" draw:layer="layout" svg:width="6.256cm" svg:height="2.453cm" svg:x="6.647cm" svg:y="13.965cm">
          <draw:text-box>
            <text:p><text:span text:style-name="T6">Some information</text:span></text:p>
          </draw:text-box>
        </draw:frame>
        <draw:custom-shape draw:style-name="gr10" draw:text-style-name="P12" draw:layer="layout" svg:width="1.994cm" svg:height="1.651cm" svg:x="13.589cm" svg:y="13.716cm">
          <text:p text:style-name="P11"><text:span text:style-name="T7">Enable</text:span></text:p>
          <text:p text:style-name="P11"><text:span text:style-name="T7">Dis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1.675cm" svg:height="1.651cm" svg:x="15.875cm" svg:y="13.716cm">
          <text:p text:style-name="P11"><text:span text:style-name="T7">Edit</text:span></text:p>
          <text:p text:style-name="P11"><text:span text:style-name="T7">but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4" draw:layer="layout" svg:width="1.943cm" svg:height="1.651cm" svg:x="17.996cm" svg:y="13.716cm">
          <text:p text:style-name="P13"><text:span text:style-name="T8">Remove</text:span></text:p>
          <text:p text:style-name="P13"><text:span text:style-name="T8">but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19.215cm" svg:height="2.159cm" svg:x="1.105cm" svg:y="16.0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3.932cm" svg:height="1.826cm" svg:x="1.148cm" svg:y="16.418cm">
          <draw:text-box>
            <text:p><text:span text:style-name="T5">Title</text:span></text:p>
          </draw:text-box>
        </draw:frame>
        <draw:frame draw:style-name="gr9" draw:text-style-name="P10" draw:layer="layout" svg:width="6.256cm" svg:height="2.453cm" svg:x="6.647cm" svg:y="16.54cm">
          <draw:text-box>
            <text:p><text:span text:style-name="T6">Some information</text:span></text:p>
          </draw:text-box>
        </draw:frame>
        <draw:custom-shape draw:style-name="gr10" draw:text-style-name="P12" draw:layer="layout" svg:width="1.994cm" svg:height="1.651cm" svg:x="13.589cm" svg:y="16.291cm">
          <text:p text:style-name="P11"><text:span text:style-name="T7">Enable</text:span></text:p>
          <text:p text:style-name="P11"><text:span text:style-name="T7">Dis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1.675cm" svg:height="1.651cm" svg:x="15.875cm" svg:y="16.291cm">
          <text:p text:style-name="P11"><text:span text:style-name="T7">Edit</text:span></text:p>
          <text:p text:style-name="P11"><text:span text:style-name="T7">but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4" draw:layer="layout" svg:width="1.943cm" svg:height="1.651cm" svg:x="17.996cm" svg:y="16.291cm">
          <text:p text:style-name="P13"><text:span text:style-name="T8">Remove</text:span></text:p>
          <text:p text:style-name="P13"><text:span text:style-name="T8">button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6T10:34:39.485365798</meta:creation-date>
    <dc:date>2020-10-26T11:03:39.633536199</dc:date>
    <meta:editing-duration>PT17M19S</meta:editing-duration>
    <meta:editing-cycles>1</meta:editing-cycles>
    <meta:document-statistic meta:object-count="47"/>
    <meta:generator>LibreOffice/6.4.7.2$Linux_X86_64 LibreOffice_project/40$Build-2</meta:generator>
  </office:meta>
</office:document-meta>
</file>